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0" style:family="table">
      <style:table-properties style:width="7.0806in" table:align="margins" style:may-break-between-rows="true"/>
    </style:style>
    <style:style style:name="Table10.A" style:family="table-column">
      <style:table-column-properties style:column-width="7.0806in" style:rel-column-width="65535*"/>
    </style:style>
    <style:style style:name="Table10.1" style:family="table-row">
      <style:table-row-properties style:keep-together="false" fo:keep-together="always"/>
    </style:style>
    <style:style style:name="Table10.A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0.0007in solid #000000"/>
    </style:style>
    <style:style style:name="Table11.A3"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2309*"/>
    </style:style>
    <style:style style:name="Table4.B" style:family="table-column">
      <style:table-column-properties style:column-width="5.4771in" style:rel-column-width="7887*"/>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2527*"/>
    </style:style>
    <style:style style:name="Table34.B" style:family="table-column">
      <style:table-column-properties style:column-width="5.3257in" style:rel-column-width="7669*"/>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style>
    <style:style style:name="Table36.A" style:family="table-column">
      <style:table-column-properties style:column-width="1.7549in" style:rel-column-width="2527*"/>
    </style:style>
    <style:style style:name="Table36.B" style:family="table-column">
      <style:table-column-properties style:column-width="5.3257in" style:rel-column-width="7669*"/>
    </style:style>
    <style:style style:name="Table36.A1" style:family="table-cell">
      <style:table-cell-properties fo:padding="0.0382in" fo:border-left="0.0007in solid #000000" fo:border-right="none" fo:border-top="0.0007in solid #000000" fo:border-bottom="none"/>
    </style:style>
    <style:style style:name="Table36.B1" style:family="table-cell">
      <style:table-cell-properties fo:padding="0.0382in" fo:border-left="0.0007in solid #000000" fo:border-right="0.0007in solid #000000" fo:border-top="0.0007in solid #000000" fo:border-bottom="none"/>
    </style:style>
    <style:style style:name="Table36.A2" style:family="table-cell">
      <style:table-cell-properties fo:padding="0.0382in" fo:border-left="0.0007in solid #000000" fo:border-right="none" fo:border-top="0.0007in solid #000000" fo:border-bottom="0.0007in solid #000000"/>
    </style:style>
    <style:style style:name="Table36.B2" style:family="table-cell">
      <style:table-cell-properties fo:padding="0.0382in" fo:border="0.0007in solid #000000"/>
    </style:style>
    <style:style style:name="Table36.A4" style:family="table-cell">
      <style:table-cell-properties fo:padding="0.0382in" fo:border-left="0.0007in solid #000000" fo:border-right="none" fo:border-top="none" fo:border-bottom="0.0007in solid #000000"/>
    </style:style>
    <style:style style:name="Table37" style:family="table">
      <style:table-properties style:width="7.0806in" table:align="margins"/>
    </style:style>
    <style:style style:name="Table37.A" style:family="table-column">
      <style:table-column-properties style:column-width="7.0806in" style:rel-column-width="65535*"/>
    </style:style>
    <style:style style:name="Table37.A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center" style:justify-single-word="false"/>
      <style:text-properties style:font-name="Courier New"/>
    </style:style>
    <style:style style:name="P16" style:family="paragraph" style:parent-style-name="Table_20_Contents">
      <style:paragraph-properties fo:text-align="center" style:justify-single-word="false"/>
      <style:text-properties style:font-name="Courier New" fo:font-size="12pt" style:font-size-asian="12pt" style:font-size-complex="12pt"/>
    </style:style>
    <style:style style:name="P17" style:family="paragraph" style:parent-style-name="Table_20_Contents">
      <style:paragraph-properties fo:text-align="start" style:justify-single-word="false"/>
    </style:style>
    <style:style style:name="P18" style:family="paragraph" style:parent-style-name="Code">
      <style:text-properties fo:font-size="12pt" fo:font-weight="bold" style:font-size-asian="12pt" style:font-weight-asian="bold" style:font-size-complex="12pt" style:font-weight-complex="bold"/>
    </style:style>
    <style:style style:name="P19" style:family="paragraph" style:parent-style-name="Code">
      <style:paragraph-properties fo:text-align="justify" style:justify-single-word="false"/>
    </style:style>
    <style:style style:name="P20" style:family="paragraph" style:parent-style-name="Code">
      <style:text-properties style:font-name="Times New Roman" fo:font-size="14pt" style:font-name-asian="SimSun" style:font-size-asian="14pt" style:font-name-complex="Mangal" style:font-size-complex="14pt"/>
    </style:style>
    <style:style style:name="P21" style:family="paragraph" style:parent-style-name="Text_20_body">
      <style:paragraph-properties fo:break-before="page"/>
    </style:style>
    <style:style style:name="P22" style:family="paragraph" style:parent-style-name="Text_20_body">
      <style:paragraph-properties fo:text-align="justify" style:justify-single-word="false" fo:break-before="page"/>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0602in" style:type="right" style:leader-style="dotted" style:leader-text="."/>
        </style:tab-stops>
      </style:paragraph-properties>
    </style:style>
    <style:style style:name="P27" style:family="paragraph" style:parent-style-name="Contents_20_2">
      <style:paragraph-properties>
        <style:tab-stops>
          <style:tab-stop style:position="6.8839in" style:type="right" style:leader-style="dotted" style:leader-text="."/>
        </style:tab-stops>
      </style:paragraph-properties>
    </style:style>
    <style:style style:name="P28" style:family="paragraph" style:parent-style-name="Contents_20_3">
      <style:paragraph-properties>
        <style:tab-stops>
          <style:tab-stop style:position="6.6874in" style:type="right" style:leader-style="dotted" style:leader-text="."/>
        </style:tab-stops>
      </style:paragraph-properties>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style:font-name="Courier New" fo:font-weight="bold" style:font-weight-asian="bold" style:font-weight-complex="bold"/>
    </style:style>
    <style:style style:name="P32" style:family="paragraph" style:parent-style-name="Index_20_1">
      <style:paragraph-properties>
        <style:tab-stops>
          <style:tab-stop style:position="7.0807in" style:type="right"/>
        </style:tab-stops>
      </style:paragraph-properties>
    </style:style>
    <style:style style:name="P33" style:family="paragraph" style:parent-style-name="Contents_20_4">
      <style:paragraph-properties>
        <style:tab-stops>
          <style:tab-stop style:position="6.4909in" style:type="right" style:leader-style="dotted" style:leader-text="."/>
        </style:tab-stops>
      </style:paragraph-properties>
    </style:style>
    <style:style style:name="P34" style:family="paragraph" style:parent-style-name="Text_20_body" style:master-page-name="Standard">
      <style:paragraph-properties style:page-number="auto"/>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8">
      <style:paragraph-properties fo:text-align="justify" style:justify-single-word="false"/>
    </style:style>
    <style:style style:name="P42" style:family="paragraph" style:parent-style-name="Text_20_body" style:list-style-name="L10">
      <style:paragraph-properties fo:text-align="justify" style:justify-single-word="false"/>
    </style:style>
    <style:style style:name="P43" style:family="paragraph" style:parent-style-name="Text_20_body" style:list-style-name="L11">
      <style:paragraph-properties fo:text-align="justify"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18, 2015</text:p>
      <text:p text:style-name="P2">Covering fOOrth version 0.0.3</text:p>
      <text:p text:style-name="P2">Status: Unpublished.</text:p>
      <text:p text:style-name="Text_20_body"/>
      <text:p text:style-name="Text_20_body"/>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6">The MIT License (MIT).<text:tab/>6</text:p>
          <text:p text:style-name="P26">Introduction<text:tab/>7</text:p>
          <text:p text:style-name="P27">About the name fOOrth<text:tab/>7</text:p>
          <text:p text:style-name="P27">How fOOrth came to be<text:tab/>7</text:p>
          <text:p text:style-name="P27">Goals and Principles<text:tab/>8</text:p>
          <text:p text:style-name="P27">Report Card<text:tab/>9</text:p>
          <text:p text:style-name="P27">Special Note<text:tab/>9</text:p>
          <text:p text:style-name="P26">Installation<text:tab/>10</text:p>
          <text:p text:style-name="P27">Ruby<text:tab/>10</text:p>
          <text:p text:style-name="P27">fOOrth<text:tab/>10</text:p>
          <text:p text:style-name="P27">Running fOOrth<text:tab/>11</text:p>
          <text:p text:style-name="P28">Rake:<text:tab/>11</text:p>
          <text:p text:style-name="P28">Demo.rb:<text:tab/>11</text:p>
          <text:p text:style-name="P27">Source Archive<text:tab/>11</text:p>
          <text:p text:style-name="P26">First Steps<text:tab/>12</text:p>
          <text:p text:style-name="P26">The Syntax and Style of fOOrth<text:tab/>14</text:p>
          <text:p text:style-name="P27">Syntax<text:tab/>14</text:p>
          <text:p text:style-name="P27">Spaces<text:tab/>14</text:p>
          <text:p text:style-name="P27">Comments<text:tab/>14</text:p>
          <text:p text:style-name="P27">String Literals<text:tab/>14</text:p>
          <text:p text:style-name="P27">Numeric Literals<text:tab/>15</text:p>
          <text:p text:style-name="P26">The Class Tree<text:tab/>16</text:p>
          <text:p text:style-name="P27">A Brief Overview<text:tab/>16</text:p>
          <text:p text:style-name="P28">Classes<text:tab/>16</text:p>
          <text:p text:style-name="P28">Inheritance<text:tab/>16</text:p>
          <text:p text:style-name="P28">Methods<text:tab/>17</text:p>
          <text:p text:style-name="P28">Late Binding and Polymorphism<text:tab/>17</text:p>
          <text:p text:style-name="P26">Routing<text:tab/>18</text:p>
          <text:p text:style-name="P26">VirtualMachine<text:tab/>19</text:p>
          <text:p text:style-name="P26">Object<text:tab/>20</text:p>
          <text:p text:style-name="P27">Instance Methods<text:tab/>20</text:p>
          <text:p text:style-name="P28">[object object] &amp;&amp; [true or false]<text:tab/>20</text:p>
          <text:p text:style-name="P28">[object] )methods []<text:tab/>20</text:p>
          <text:p text:style-name="P28">[object] . []<text:tab/>20</text:p>
          <text:p text:style-name="P28">[object] .:: []<text:tab/>20</text:p>
          <text:p text:style-name="P33">Local Methods: <text:tab/>21</text:p>
          <text:p text:style-name="P33">[initial value] inst: []<text:tab/>21</text:p>
          <text:p text:style-name="P33">[initial value] local: []<text:tab/>21</text:p>
          <text:p text:style-name="P33"><text:soft-page-break/>[] super []<text:tab/>21</text:p>
          <text:p text:style-name="P33">[] ; []<text:tab/>21</text:p>
          <text:p text:style-name="P28">[an_object] .class [a_class]<text:tab/>21</text:p>
          <text:p text:style-name="P33">[an_object] .clone [an_object']<text:tab/>22</text:p>
          <text:p text:style-name="P33">[an_object] .copy [an_object']<text:tab/>22</text:p>
          <text:p text:style-name="P33">[unspecified an_object] .init [unspecified]<text:tab/>22</text:p>
          <text:p text:style-name="P33">[an_object] .is_class? [false]<text:tab/>22</text:p>
          <text:p text:style-name="P33">[an_object] .name [a_string]<text:tab/>22</text:p>
          <text:p text:style-name="P33">[an_object] .strlen [integer]<text:tab/>23</text:p>
          <text:p text:style-name="P28">[object object] ^^ [true or false]<text:tab/>23</text:p>
          <text:p text:style-name="P28">[object object] || [true]<text:tab/>23</text:p>
          <text:p text:style-name="P27">See Also<text:tab/>23</text:p>
          <text:p text:style-name="P26">Array<text:tab/>24</text:p>
          <text:p text:style-name="P27">Array Literals<text:tab/>24</text:p>
          <text:p text:style-name="P27">See Also<text:tab/>24</text:p>
          <text:p text:style-name="P26">Class<text:tab/>25</text:p>
          <text:p text:style-name="P27">See Also<text:tab/>25</text:p>
          <text:p text:style-name="P26">FalseClass<text:tab/>26</text:p>
          <text:p text:style-name="P27">Instance Methods<text:tab/>26</text:p>
          <text:p text:style-name="P28">[false object] &amp;&amp; [false]<text:tab/>26</text:p>
          <text:p text:style-name="P28">[false object] ^^ [true or false]<text:tab/>26</text:p>
          <text:p text:style-name="P28">[false object] || [true or false]<text:tab/>26</text:p>
          <text:p text:style-name="P27">See Also<text:tab/>26</text:p>
          <text:p text:style-name="P26">Hash<text:tab/>27</text:p>
          <text:p text:style-name="P27">Hash Literals<text:tab/>27</text:p>
          <text:p text:style-name="P27">See Also<text:tab/>27</text:p>
          <text:p text:style-name="P26">MaxNumeric<text:tab/>28</text:p>
          <text:p text:style-name="P26">MinNumeric<text:tab/>29</text:p>
          <text:p text:style-name="P26">NilClass<text:tab/>30</text:p>
          <text:p text:style-name="P27">Instance Methods<text:tab/>30</text:p>
          <text:p text:style-name="P28">[nil object] &amp;&amp; [false]<text:tab/>30</text:p>
          <text:p text:style-name="P28">[nil object] ^^ [true or false]<text:tab/>30</text:p>
          <text:p text:style-name="P28">[nil object] || [true or false]<text:tab/>30</text:p>
          <text:p text:style-name="P27">See Also<text:tab/>30</text:p>
          <text:p text:style-name="P26">Numeric<text:tab/>31</text:p>
          <text:p text:style-name="P26">Complex<text:tab/>32</text:p>
          <text:p text:style-name="P27">Complex Literals<text:tab/>32</text:p>
          <text:p text:style-name="P27">Instance Methods<text:tab/>33</text:p>
          <text:p text:style-name="P28">[a_complex] .cbrt [a_complex1/3]<text:tab/>33</text:p>
          <text:p text:style-name="P28">[a_complex] .e** [ea_complex]<text:tab/>33</text:p>
          <text:p text:style-name="P28">[a_complex] .split [real_part imaginary_part]<text:tab/>33</text:p>
          <text:p text:style-name="P28"><text:soft-page-break/>[a_complex] .sqrt [a_complex1/2]<text:tab/>33</text:p>
          <text:p text:style-name="P27">See Also<text:tab/>33</text:p>
          <text:p text:style-name="P26">Float<text:tab/>34</text:p>
          <text:p text:style-name="P27">Float Literals<text:tab/>34</text:p>
          <text:p text:style-name="P27">See Also<text:tab/>34</text:p>
          <text:p text:style-name="P26">Integer<text:tab/>35</text:p>
          <text:p text:style-name="P27">Integer Literals<text:tab/>35</text:p>
          <text:p text:style-name="P27">See Also<text:tab/>35</text:p>
          <text:p text:style-name="P26">Rational<text:tab/>36</text:p>
          <text:p text:style-name="P27">Rational Literals<text:tab/>36</text:p>
          <text:p text:style-name="P27">Instance Methods<text:tab/>36</text:p>
          <text:p text:style-name="P28">[a_rational] .split [numerator denominator]<text:tab/>36</text:p>
          <text:p text:style-name="P27">See Also<text:tab/>36</text:p>
          <text:p text:style-name="P26">Procedure<text:tab/>38</text:p>
          <text:p text:style-name="P27">Procedure Literals<text:tab/>38</text:p>
          <text:p text:style-name="P27">See Also<text:tab/>38</text:p>
          <text:p text:style-name="P26">String<text:tab/>39</text:p>
          <text:p text:style-name="P27">String Literals<text:tab/>39</text:p>
          <text:p text:style-name="P27">See Also<text:tab/>39</text:p>
          <text:p text:style-name="P26">Thread<text:tab/>40</text:p>
          <text:p text:style-name="P27">See Also<text:tab/>40</text:p>
          <text:p text:style-name="P26">TrueClass<text:tab/>41</text:p>
          <text:p text:style-name="P27">See Also<text:tab/>41</text:p>
          <text:p text:style-name="P26">Symbol Glossary<text:tab/>42</text:p>
          <text:p text:style-name="P26">Appendix A – Regular Expressions<text:tab/>43</text:p>
          <text:p text:style-name="P26">Edit History:<text:tab/>45</text:p>
        </text:index-body>
      </text:table-of-content>
      <text:p text:style-name="Text_20_body"/>
      <text:h text:style-name="P24"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3"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260985790574235288" text:style-name="L1">
        <text:list-item>
          <text:p text:style-name="P35">A Simple, Easy-to-Understand syntax that is none the less, Expressive and Compact:</text:p>
        </text:list-item>
      </text:list>
      <text:list xml:id="list7409750970344600583" text:style-name="L2">
        <text:list-item>
          <text:list>
            <text:list-item>
              <text:p text:style-name="P36">Source code in fOOrth is free-form with no line oriented limitations or rules.</text:p>
            </text:list-item>
            <text:list-item>
              <text:p text:style-name="P36">Support is given to the easy representation of common literal data such as strings, integers, floating point numbers, rational numbers, and complex numbers.</text:p>
            </text:list-item>
          </text:list>
        </text:list-item>
      </text:list>
      <text:list xml:id="list33549973" text:continue-list="list7260985790574235288" text:style-name="L1">
        <text:list-item>
          <text:p text:style-name="P35">Safe Data and Data Structures:</text:p>
        </text:list-item>
      </text:list>
      <text:list xml:id="list2897162044734132523" text:style-name="L3">
        <text:list-item>
          <text:list>
            <text:list-item>
              <text:p text:style-name="P38">Simple, reliable arithmetic. In fOOrth, integer operations never overflow. Rational values can be represented exactly, complex numbers are supported, and conversions between numeric types are simple.</text:p>
            </text:list-item>
            <text:list-item>
              <text:p text:style-name="P38">Strings grow as needed without the need to allocate space or worry about overflow.</text:p>
            </text:list-item>
            <text:list-item>
              <text:p text:style-name="P38">Data containers such as arrays and hashes grow as needed. Out of range subscripts cannot access undefined memory regions. </text:p>
            </text:list-item>
          </text:list>
        </text:list-item>
      </text:list>
      <text:list xml:id="list33550031" text:continue-list="list33549973" text:style-name="L1">
        <text:list-item>
          <text:p text:style-name="P35"><text:soft-page-break/>Message Passing:</text:p>
        </text:list-item>
      </text:list>
      <text:list xml:id="list8846117866187715548" text:style-name="L4">
        <text:list-item>
          <text:list>
            <text:list-item>
              <text:p text:style-name="P44">In fOOrth all actions take the form of messages sent to a receiver.</text:p>
            </text:list-item>
            <text:list-item>
              <text:p text:style-name="P44">The routing of messages is specified by the exact type of the message.</text:p>
            </text:list-item>
            <text:list-item>
              <text:p text:style-name="P44">Message receivers include data items on the stack as well as the virtual machine object associated with the current thread of execution.</text:p>
            </text:list-item>
            <text:list-item>
              <text:p text:style-name="P44">Messages for which no routing specification can be found, generate an error at compile time.</text:p>
            </text:list-item>
          </text:list>
        </text:list-item>
      </text:list>
      <text:list xml:id="list33539937" text:continue-list="list33550031" text:style-name="L1">
        <text:list-item>
          <text:p text:style-name="P35">Object Oriented Design:</text:p>
        </text:list-item>
      </text:list>
      <text:list xml:id="list5578805228008394879" text:style-name="L5">
        <text:list-item>
          <text:list>
            <text:list-item>
              <text:p text:style-name="P39">Support class based inheritance, with a non-cyclic (single inheritance) tree derived from a common base Object class.</text:p>
            </text:list-item>
            <text:list-item>
              <text:p text:style-name="P45">Support late binding and polymorphism through message interface compatibility or “duck” typing.</text:p>
            </text:list-item>
          </text:list>
        </text:list-item>
      </text:list>
      <text:list xml:id="list33534376" text:continue-list="list33539937" text:style-name="L1">
        <text:list-item>
          <text:p text:style-name="P35">Meta programming: </text:p>
        </text:list-item>
      </text:list>
      <text:list xml:id="list8670198538584673377" text:style-name="L6">
        <text:list-item>
          <text:list>
            <text:list-item>
              <text:p text:style-name="P46">Support extensible language constructs by making the compiler an accessible part of the system.</text:p>
            </text:list-item>
          </text:list>
        </text:list-item>
      </text:list>
      <text:list xml:id="list33544144" text:continue-list="list33534376" text:style-name="L1">
        <text:list-item>
          <text:p text:style-name="P35">Reliability:</text:p>
        </text:list-item>
      </text:list>
      <text:list xml:id="list7106233853496969711" text:style-name="L7">
        <text:list-item>
          <text:list>
            <text:list-item>
              <text:p text:style-name="P47">Errors should be detected as soon as possible. </text:p>
            </text:list-item>
            <text:list-item>
              <text:p text:style-name="P47">Language constructs should not be designed in a way that causes simple coding errors to spin off into infinite loops. </text:p>
            </text:list-item>
          </text:list>
        </text:list-item>
      </text:list>
      <text:list xml:id="list33534863" text:continue-list="list33544144" text:style-name="L1">
        <text:list-item>
          <text:p text:style-name="P40">Building on the host language:</text:p>
        </text:list-item>
      </text:list>
      <text:list xml:id="list2736472123198338386" text:style-name="L8">
        <text:list-item>
          <text:list>
            <text:list-item>
              <text:p text:style-name="P4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722708970958469747" text:style-name="L9">
        <text:list-item>
          <text:p text:style-name="P48">ruby 1.9.3p484 (2013-11-22) [i386-mingw32]</text:p>
        </text:list-item>
        <text:list-item>
          <text:p text:style-name="P48">ruby 2.1.5p273 (2014-11-13 revision 48405) [i386-mingw32]</text:p>
        </text:list-item>
        <text:list-item>
          <text:p text:style-name="P48">Rubinius – to be tested!</text:p>
        </text:list-item>
        <text:list-item>
          <text:p text:style-name="P4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8">Object</text:p>
      <text:p text:style-name="P18"><text:tab/>Array</text:p>
      <text:p text:style-name="P18"><text:tab/>Class</text:p>
      <text:p text:style-name="P18"><text:tab/>FalseClass</text:p>
      <text:p text:style-name="P18"><text:tab/>Hash</text:p>
      <text:p text:style-name="P18"><text:tab/>MaxNumeric</text:p>
      <text:p text:style-name="P18"><text:tab/>MinNumeric</text:p>
      <text:p text:style-name="P18"><text:tab/>NilClass</text:p>
      <text:p text:style-name="P18"><text:tab/>Numeric</text:p>
      <text:p text:style-name="P18"><text:tab/><text:tab/>Complex</text:p>
      <text:p text:style-name="P18"><text:tab/><text:tab/>Float</text:p>
      <text:p text:style-name="P18"><text:tab/><text:tab/>Integer</text:p>
      <text:p text:style-name="P18"><text:tab/><text:tab/><text:tab/>Bignum</text:p>
      <text:p text:style-name="P18"><text:tab/><text:tab/><text:tab/>Fixnum</text:p>
      <text:p text:style-name="P18"><text:tab/><text:tab/>Rational</text:p>
      <text:p text:style-name="P18"><text:tab/>Procedure</text:p>
      <text:p text:style-name="P18"><text:tab/>String</text:p>
      <text:p text:style-name="P18"><text:tab/>Thread</text:p>
      <text:p text:style-name="P18"><text:tab/>TrueClass</text:p>
      <text:p text:style-name="P18"><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7421425331904948637" text:style-name="L10">
        <text:list-item>
          <text:p text:style-name="P42">Shared: Methods that are common to all instances of the class that contains them.</text:p>
        </text:list-item>
        <text:list-item>
          <text:p text:style-name="P42">Exclusive: Methods that are defined for one and only one object (and all of its clones that are created <text:span text:style-name="T2">after</text:span> the exclusive method is defined.).</text:p>
        </text:list-item>
        <text:list-item>
          <text:p text:style-name="P42">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62412992"/>Routing<text:alphabetical-index-mark-end text:id="IMark1624129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677109949167885565" text:style-name="L11">
        <text:list-item>
          <text:p text:style-name="P43">The defining word used to create the method.</text:p>
        </text:list-item>
        <text:list-item>
          <text:p text:style-name="P43">The receiver of the defining word used to create the method.</text:p>
        </text:list-item>
        <text:list-item>
          <text:p text:style-name="P4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62412512"/>:<text:alphabetical-index-mark-end text:id="IMark162412512"/></text:p>
          </table:table-cell>
          <table:table-cell table:style-name="Table9.A2" office:value-type="string">
            <text:p text:style-name="P9">N/A</text:p>
          </table:table-cell>
          <table:table-cell table:style-name="Table9.A2" office:value-type="string">
            <text:p text:style-name="P16">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62412512"/>.:<text:alphabetical-index-mark-end text:id="IMark162412512"/></text:p>
          </table: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6">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6">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62412512"/>.::<text:alphabetical-index-mark-end text:id="IMark162412512"/></text:p>
          </table: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6">.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6">~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6">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6">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6">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6">tbd</text:p>
          </table:table-cell>
          <table:table-cell table:style-name="Table9.A2" office:value-type="string">
            <text:p text:style-name="P9">Context</text:p>
          </table:table-cell>
          <table:table-cell table:style-name="Table9.E2" office:value-type="string">
            <text:p text:style-name="P17">A context local method.</text:p>
          </table:table-cell>
        </table:table-row>
      </table:table>
      <text:p text:style-name="P3"/>
      <text:h text:style-name="Heading_20_1" text:outline-level="1"><text:alphabetical-index-mark-start text:id="IMark142711280"/>VirtualMachine<text:alphabetical-index-mark-end text:id="IMark142711280"/></text:h>
      <text:p text:style-name="Text_20_body"/>
      <text:p text:style-name="Text_20_body">Inheritance: VirtualMachine <text:span text:style-name="T8">←</text:span> Object</text:p>
      <text:p text:style-name="Code">VirtualMachine Shared Methods =</text:p>
      <text:p text:style-name="Code">! <text:s text:c="8"/>)version <text:s/>.with{ <text:s text:c="3"/>complex <text:s text:c="2"/>if <text:s text:c="7"/>over <text:s text:c="5"/>thread:</text:p>
      <text:p text:style-name="Code">!: <text:s text:c="7"/>)words <text:s text:c="3"/>: <text:s text:c="8"/>copy <text:s text:c="5"/>infinity <text:s/>pause <text:s text:c="4"/>true</text:p>
      <text:p text:style-name="Code">)" <text:s text:c="7"/>-infinity ?dup <text:s text:c="5"/>do <text:s text:c="7"/>load" <text:s text:c="4"/>pi <text:s text:c="7"/>tuck</text:p>
      <text:p text:style-name="Code">)classes <text:s/>." <text:s text:c="7"/>@ <text:s text:c="8"/>dpr <text:s text:c="6"/>max_float pick <text:s text:c="5"/>vm</text:p>
      <text:p text:style-name="Code">)debug <text:s text:c="3"/>.cr <text:s text:c="6"/>[ <text:s text:c="8"/>drop <text:s text:c="5"/>max_num <text:s text:c="2"/>rational <text:s/>{</text:p>
      <text:p text:style-name="Code">)entries <text:s/>.each{ <text:s text:c="3"/>accept <text:s text:c="3"/>dup <text:s text:c="6"/>min_float rot <text:s text:c="6"/>{{</text:p>
      <text:p text:style-name="Code">)globals <text:s/>.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threads <text:s/>.vm_name <text:s/>clone <text:s text:c="4"/>global: <text:s text:c="2"/>nip <text:s text:c="6"/>swap</text:p>
      <text:p text:style-name="Code"/>
      <text:p text:style-name="Text_20_body"/>
      <text:p text:style-name="Text_20_body"/>
      <text:p text:style-name="Text_20_body"/>
      <text:h text:style-name="Heading_20_1" text:outline-level="1"><text:alphabetical-index-mark-start text:id="IMark142711280"/>Object<text:alphabetical-index-mark-end text:id="IMark142711280"/></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162412320"/>&amp;&amp;<text:alphabetical-index-mark-end text:id="IMark16241232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62412320"/>)methods<text:alphabetical-index-mark-end text:id="IMark162412320"/>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62412320"/>.<text:alphabetical-index-mark-end text:id="IMark162412320"/>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62412320"/>.::<text:alphabetical-index-mark-end text:id="IMark16241232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0"/>
          </table:table-cell>
        </table:table-row>
      </table:table>
      <table:table table:name="Table10" table:style-name="Table10">
        <table:table-column table:style-name="Table10.A"/>
        <text:soft-page-break/>
        <table:table-row table:style-name="Table10.1">
          <table:table-cell table:style-name="Table10.A1" office:value-type="string">
            <text:h text:style-name="Heading_20_4" text:outline-level="4">Local Methods: </text:h>
          </table:table-cell>
        </table:table-row>
        <table:table-row table:style-name="Table10.1">
          <table:table-cell table:style-name="Table10.A2" office:value-type="string">
            <text:h text:style-name="Heading_20_4" text:outline-level="4">[initial value] <text:alphabetical-index-mark-start text:id="IMark162412320"/>inst:<text:alphabetical-index-mark-end text:id="IMark16241232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
      <table:table table:name="Table11" table:style-name="Table11">
        <table:table-column table:style-name="Table11.A"/>
        <table:table-row>
          <table:table-cell table:style-name="Table11.A1" office:value-type="string">
            <text:h text:style-name="Heading_20_4" text:outline-level="4">[initial value] <text:alphabetical-index-mark-start text:id="IMark162412320"/>local:<text:alphabetical-index-mark-end text:id="IMark16241232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table-cell table:style-name="Table11.A2" office:value-type="string">
            <text:h text:style-name="Heading_20_4" text:outline-level="4">[] <text:alphabetical-index-mark-start text:id="IMark162412320"/>super<text:alphabetical-index-mark-end text:id="IMark16241232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table-cell table:style-name="Table11.A3" office:value-type="string">
            <text:h text:style-name="Heading_20_4" text:outline-level="4">[] <text:alphabetical-index-mark-start text:id="IMark162412320"/>;<text:alphabetical-index-mark-end text:id="IMark16241232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62412320"/>.class<text:alphabetical-index-mark-end text:id="IMark162412320"/> [a_class]</text:h>
            <text:p text:style-name="P12"><text:span text:style-name="T1">Routing:</text:span> TOS.</text:p>
            <text:p text:style-name="P12">Get the class of the receiver object.</text:p>
          </table:table-cell>
        </table:table-row>
      </table:table>
      <text:p text:style-name="P3"/>
      <table:table table:name="Table30" table:style-name="Table30">
        <table:table-column table:style-name="Table30.A"/>
        <text:soft-page-break/>
        <table:table-row table:style-name="Table30.1">
          <table:table-cell table:style-name="Table30.A1" office:value-type="string">
            <text:h text:style-name="Heading_20_4" text:outline-level="4">[an_object] <text:alphabetical-index-mark-start text:id="IMark162412320"/>.clone<text:alphabetical-index-mark-end text:id="IMark16241232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62412320"/>.copy<text:alphabetical-index-mark-end text:id="IMark16241232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62412320"/>.init<text:alphabetical-index-mark-end text:id="IMark16241232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62412320"/>.is_class?<text:alphabetical-index-mark-end text:id="IMark16241232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row table:style-name="Table35.1">
          <table:table-cell table:style-name="Table35.A1" office:value-type="string">
            <text:h text:style-name="Heading_20_4" text:outline-level="4">[an_object] <text:alphabetical-index-mark-start text:id="IMark162412320"/>.name<text:alphabetical-index-mark-end text:id="IMark162412320"/> [a_string]</text:h>
            <text:p text:style-name="P3">Get the name of the object. For Class objects, this is the name of the class. For other objects, this is the name of their class followed by “instance”. For Virtual Machine instances, the name of the VM is also appended.</text:p>
          </table:table-cell>
        </table:table-row>
      </table:table>
      <table:table table:name="Table34" table:style-name="Table34">
        <table:table-column table:style-name="Table34.A"/>
        <table:table-column table:style-name="Table34.B"/>
        <table:table-row>
          <table:table-cell table:style-name="Table34.A1" office:value-type="string">
            <text:p text:style-name="P11">Code</text:p>
          </table:table-cell>
          <table:table-cell table:style-name="Table34.B1" office:value-type="string">
            <text:p text:style-name="P11">Output</text:p>
          </table:table-cell>
        </table:table-row>
        <table:table-row>
          <table:table-cell table:style-name="Table34.A2" office:value-type="string">
            <text:p text:style-name="P31">Object .name .</text:p>
          </table:table-cell>
          <table:table-cell table:style-name="Table34.B2" office:value-type="string">
            <text:p text:style-name="P12">“Object”</text:p>
          </table:table-cell>
        </table:table-row>
        <text:soft-page-break/>
        <table:table-row>
          <table:table-cell table:style-name="Table34.A2" office:value-type="string">
            <text:p text:style-name="P31">100 .name .</text:p>
          </table:table-cell>
          <table:table-cell table:style-name="Table34.B2" office:value-type="string">
            <text:p text:style-name="P12">“Fixnum instance”</text:p>
          </table:table-cell>
        </table:table-row>
        <table:table-row>
          <table:table-cell table:style-name="Table34.A2" office:value-type="string">
            <text:p text:style-name="P31">vm .name .</text:p>
          </table:table-cell>
          <table:table-cell table:style-name="Table34.B2" office:value-type="string">
            <text:p text:style-name="P12">“VirtualMachine instance &lt;Main&gt;”</text:p>
          </table:table-cell>
        </table:table-row>
      </table:table>
      <text:p text:style-name="P3"/>
      <table:table table:name="Table37" table:style-name="Table37">
        <table:table-column table:style-name="Table37.A"/>
        <table:table-row>
          <table:table-cell table:style-name="Table37.A1" office:value-type="string">
            <text:h text:style-name="Heading_20_4" text:outline-level="4">[an_object] <text:alphabetical-index-mark-start text:id="IMark162412320"/>.strlen<text:alphabetical-index-mark-end text:id="IMark162412320"/> [integer]</text:h>
            <text:p text:style-name="P3">If the object is a string, determine the length of a string, else determine the length of the string created when the object is converted to a string (see .to_s for further info).</text:p>
          </table:table-cell>
        </table:table-row>
      </table:table>
      <table:table table:name="Table36" table:style-name="Table36">
        <table:table-column table:style-name="Table36.A"/>
        <table:table-column table:style-name="Table36.B"/>
        <table:table-row>
          <table:table-cell table:style-name="Table36.A1" office:value-type="string">
            <text:p text:style-name="P11">Code</text:p>
          </table:table-cell>
          <table:table-cell table:style-name="Table36.B1" office:value-type="string">
            <text:p text:style-name="P11">Output</text:p>
          </table:table-cell>
        </table:table-row>
        <table:table-row>
          <table:table-cell table:style-name="Table36.A2" office:value-type="string">
            <text:p text:style-name="P31">"ABCD" .strlen .</text:p>
          </table:table-cell>
          <table:table-cell table:style-name="Table36.B2" office:value-type="string">
            <text:p text:style-name="P12">“4”</text:p>
          </table:table-cell>
        </table:table-row>
        <table:table-row>
          <table:table-cell table:style-name="Table36.A2" office:value-type="string">
            <text:p text:style-name="P31">100 .strlen .</text:p>
          </table:table-cell>
          <table:table-cell table:style-name="Table36.B1" office:value-type="string">
            <text:p text:style-name="P12">“3”</text:p>
          </table:table-cell>
        </table:table-row>
        <table:table-row>
          <table:table-cell table:style-name="Table36.A4" office:value-type="string">
            <text:p text:style-name="P31"/>
          </table:table-cell>
          <table:table-cell table:style-name="Table36.B2" office:value-type="string">
            <text:p text:style-name="P12"/>
          </table:table-cell>
        </table:table-row>
      </table:table>
      <text:p text:style-name="Text_20_body"/>
      <text:p text:style-name="Text_20_body"/>
      <table:table table:name="Table16" table:style-name="Table16">
        <table:table-column table:style-name="Table16.A"/>
        <table:table-row>
          <table:table-cell table:style-name="Table16.A1" office:value-type="string">
            <text:h text:style-name="Heading_20_3" text:outline-level="3">[object object] <text:alphabetical-index-mark-start text:id="IMark162412320"/>^^<text:alphabetical-index-mark-end text:id="IMark1624123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17" table:style-name="Table17">
        <table:table-column table:style-name="Table17.A"/>
        <table:table-row table:style-name="Table17.1">
          <table:table-cell table:style-name="Table17.A1" office:value-type="string">
            <text:h text:style-name="Heading_20_3" text:outline-level="3">[object object] <text:alphabetical-index-mark-start text:id="IMark162412320"/>||<text:alphabetical-index-mark-end text:id="IMark162412320"/>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42711280"/>Array<text:alphabetical-index-mark-end text:id="IMark142711280"/></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2711280"/>Class<text:alphabetical-index-mark-end text:id="IMark142711280"/></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2711280"/>FalseClass<text:alphabetical-index-mark-end text:id="IMark142711280"/></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62412320"/>&amp;&amp;<text:alphabetical-index-mark-end text:id="IMark16241232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62412320"/>^^<text:alphabetical-index-mark-end text:id="IMark16241232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62412320"/>||<text:alphabetical-index-mark-end text:id="IMark16241232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2711280"/>Hash<text:alphabetical-index-mark-end text:id="IMark142711280"/></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2711280"/><text:alphabetical-index-mark-start text:id="IMark142729596"/>MaxNumeric<text:alphabetical-index-mark-end text:id="IMark142729596"/><text:alphabetical-index-mark-end text:id="IMark142711280"/></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2711280"/><text:alphabetical-index-mark-start text:id="IMark142729596"/>MinNumeric<text:alphabetical-index-mark-end text:id="IMark142729596"/><text:alphabetical-index-mark-end text:id="IMark142711280"/></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2711280"/><text:alphabetical-index-mark-start text:id="IMark142729596"/><text:alphabetical-index-mark-start text:id="IMark142607652"/>NilClass<text:alphabetical-index-mark-end text:id="IMark142607652"/><text:alphabetical-index-mark-end text:id="IMark142729596"/><text:alphabetical-index-mark-end text:id="IMark142711280"/></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62412320"/>&amp;&amp;<text:alphabetical-index-mark-end text:id="IMark16241232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62412320"/>^^<text:alphabetical-index-mark-end text:id="IMark16241232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62412320"/>||<text:alphabetical-index-mark-end text:id="IMark16241232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2711280"/>Numeric<text:alphabetical-index-mark-end text:id="IMark142711280"/></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42711280"/>Complex<text:alphabetical-index-mark-end text:id="IMark142711280"/></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5">7i</text:p>
          </table:table-cell>
          <table:table-cell table:style-name="Table5.B2" office:value-type="string">
            <text:p text:style-name="P9">0+7i</text:p>
          </table:table-cell>
        </table:table-row>
        <table:table-row>
          <table:table-cell table:style-name="Table5.A2" office:value-type="string">
            <text:p text:style-name="P15">-7i</text:p>
          </table:table-cell>
          <table:table-cell table:style-name="Table5.B2" office:value-type="string">
            <text:p text:style-name="P9">0-7i</text:p>
          </table:table-cell>
        </table:table-row>
        <table:table-row>
          <table:table-cell table:style-name="Table5.A2" office:value-type="string">
            <text:p text:style-name="P15">3.7i</text:p>
          </table:table-cell>
          <table:table-cell table:style-name="Table5.B2" office:value-type="string">
            <text:p text:style-name="P9">0+3.7i</text:p>
          </table:table-cell>
        </table:table-row>
        <table:table-row>
          <table:table-cell table:style-name="Table5.A2" office:value-type="string">
            <text:p text:style-name="P15">1/2i</text:p>
          </table:table-cell>
          <table:table-cell table:style-name="Table5.B2" office:value-type="string">
            <text:p text:style-name="P9">0+1/2i</text:p>
          </table:table-cell>
        </table:table-row>
        <table:table-row>
          <table:table-cell table:style-name="Table5.A2" office:value-type="string">
            <text:p text:style-name="P15">-3-7i</text:p>
          </table:table-cell>
          <table:table-cell table:style-name="Table5.B2" office:value-type="string">
            <text:p text:style-name="P9">-3-7i</text:p>
          </table:table-cell>
        </table:table-row>
        <table:table-row>
          <table:table-cell table:style-name="Table5.A2" office:value-type="string">
            <text:p text:style-name="P15">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62268016"/>.cbrt<text:alphabetical-index-mark-end text:id="IMark162268016"/>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42729596"/>.e**<text:alphabetical-index-mark-end text:id="IMark142729596"/>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62268016"/>.split<text:alphabetical-index-mark-end text:id="IMark16226801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2729596"/>.sqrt<text:alphabetical-index-mark-end text:id="IMark142729596"/>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42712432"/>Float<text:alphabetical-index-mark-end text:id="IMark142712432"/></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5">7.0</text:p>
          </table:table-cell>
          <table:table-cell table:style-name="Table8.B2" office:value-type="string">
            <text:p text:style-name="P9">7.0</text:p>
          </table:table-cell>
        </table:table-row>
        <table:table-row>
          <table:table-cell table:style-name="Table8.A2" office:value-type="string">
            <text:p text:style-name="P15">7.0E3</text:p>
          </table:table-cell>
          <table:table-cell table:style-name="Table8.B2" office:value-type="string">
            <text:p text:style-name="P9">7000.0</text:p>
          </table:table-cell>
        </table:table-row>
        <table:table-row>
          <table:table-cell table:style-name="Table8.A2" office:value-type="string">
            <text:p text:style-name="P15">7.0E-3</text:p>
          </table:table-cell>
          <table:table-cell table:style-name="Table8.B2" office:value-type="string">
            <text:p text:style-name="P9">0.007</text:p>
          </table:table-cell>
        </table:table-row>
        <table:table-row>
          <table:table-cell table:style-name="Table8.A2" office:value-type="string">
            <text:p text:style-name="P15">-7.0</text:p>
          </table:table-cell>
          <table:table-cell table:style-name="Table8.B2" office:value-type="string">
            <text:p text:style-name="P9">-7.0</text:p>
          </table:table-cell>
        </table:table-row>
        <table:table-row>
          <table:table-cell table:style-name="Table8.A2" office:value-type="string">
            <text:p text:style-name="P15">-7.0E3</text:p>
          </table:table-cell>
          <table:table-cell table:style-name="Table8.B2" office:value-type="string">
            <text:p text:style-name="P9">-7000.0</text:p>
          </table:table-cell>
        </table:table-row>
        <table:table-row>
          <table:table-cell table:style-name="Table8.A2" office:value-type="string">
            <text:p text:style-name="P15">-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2700596"/>Integer<text:alphabetical-index-mark-end text:id="IMark142700596"/></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5">7</text:p>
          </table:table-cell>
          <table:table-cell table:style-name="Table7.B2" office:value-type="string">
            <text:p text:style-name="P9">7</text:p>
          </table:table-cell>
        </table:table-row>
        <table:table-row>
          <table:table-cell table:style-name="Table7.A2" office:value-type="string">
            <text:p text:style-name="P15">-7</text:p>
          </table:table-cell>
          <table:table-cell table:style-name="Table7.B2" office:value-type="string">
            <text:p text:style-name="P9">-7</text:p>
          </table:table-cell>
        </table:table-row>
        <table:table-row>
          <table:table-cell table:style-name="Table7.A2" office:value-type="string">
            <text:p text:style-name="P15">445556678789933</text:p>
          </table:table-cell>
          <table:table-cell table:style-name="Table7.B2" office:value-type="string">
            <text:p text:style-name="P9">445556678789933</text:p>
          </table:table-cell>
        </table:table-row>
        <table:table-row>
          <table:table-cell table:style-name="Table7.A2" office:value-type="string">
            <text:p text:style-name="P15">0xff</text:p>
          </table:table-cell>
          <table:table-cell table:style-name="Table7.B2" office:value-type="string">
            <text:p text:style-name="P9">255</text:p>
          </table:table-cell>
        </table:table-row>
        <table:table-row>
          <table:table-cell table:style-name="Table7.A2" office:value-type="string">
            <text:p text:style-name="P15">0xffffffffff</text:p>
          </table:table-cell>
          <table:table-cell table:style-name="Table7.B2" office:value-type="string">
            <text:p text:style-name="P9">1099511627775</text:p>
          </table:table-cell>
        </table:table-row>
        <table:table-row>
          <table:table-cell table:style-name="Table7.A2" office:value-type="string">
            <text:p text:style-name="P15">0xDeadBeef</text:p>
          </table:table-cell>
          <table:table-cell table:style-name="Table7.B2" office:value-type="string">
            <text:p text:style-name="P9">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142700932"/>Rational<text:alphabetical-index-mark-end text:id="IMark142700932"/></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5">1/2</text:p>
          </table:table-cell>
          <table:table-cell table:style-name="Table6.B2" office:value-type="string">
            <text:p text:style-name="P9">1/2</text:p>
          </table:table-cell>
        </table:table-row>
        <table:table-row>
          <table:table-cell table:style-name="Table6.A2" office:value-type="string">
            <text:p text:style-name="P15">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142700740"/>.split<text:alphabetical-index-mark-end text:id="IMark142700740"/>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142701172"/>Procedure<text:alphabetical-index-mark-end text:id="IMark142701172"/></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2701172"/>String<text:alphabetical-index-mark-end text:id="IMark142701172"/></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2701172"/>Thread<text:alphabetical-index-mark-end text:id="IMark142701172"/></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2701172"/><text:alphabetical-index-mark-start text:id="IMark142701076"/><text:alphabetical-index-mark-start text:id="IMark142701316"/>TrueClass<text:alphabetical-index-mark-end text:id="IMark142701316"/><text:alphabetical-index-mark-end text:id="IMark142701076"/><text:alphabetical-index-mark-end text:id="IMark142701172"/></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9"/>
      <text:h text:style-name="Heading_20_1" text:outline-level="1">Symbol Glossary</text:h>
      <text:p text:style-name="Code">! <text:s text:c="13"/>.class <text:s text:c="8"/>.new{ <text:s text:c="9"/>0= <text:s text:c="12"/>complex</text:p>
      <text:p text:style-name="Code">!: <text:s text:c="12"/>.clone <text:s text:c="8"/>.numerator <text:s text:c="4"/>0&gt; <text:s text:c="12"/>copy</text:p>
      <text:p text:style-name="Code">&amp;&amp; <text:s text:c="12"/>.conjugate <text:s text:c="4"/>.odd? <text:s text:c="9"/>0&gt;= <text:s text:c="11"/>distinct?</text:p>
      <text:p text:style-name="Code">)" <text:s text:c="12"/>.copy <text:s text:c="9"/>.p2c <text:s text:c="10"/>1+ <text:s text:c="12"/>do</text:p>
      <text:p text:style-name="Code">)classes <text:s text:c="6"/>.cos <text:s text:c="10"/>.parent_class <text:s/>1- <text:s text:c="12"/>dpr</text:p>
      <text:p text:style-name="Code">)debug <text:s text:c="8"/>.cosh <text:s text:c="9"/>.polar <text:s text:c="8"/>2* <text:s text:c="12"/>drop</text:p>
      <text:p text:style-name="Code">)entries <text:s text:c="6"/>.cr <text:s text:c="11"/>.posn <text:s text:c="9"/>2+ <text:s text:c="12"/>dup</text:p>
      <text:p text:style-name="Code">)globals <text:s text:c="6"/>.cube <text:s text:c="9"/>.pp <text:s text:c="11"/>2- <text:s text:c="12"/>e</text:p>
      <text:p text:style-name="Code">)methods <text:s text:c="6"/>.current <text:s text:c="6"/>.r2d <text:s text:c="10"/>2/ <text:s text:c="12"/>epsilon</text:p>
      <text:p text:style-name="Code">)nodebug <text:s text:c="6"/>.d2r <text:s text:c="10"/>.real <text:s text:c="9"/>: <text:s text:c="13"/>false</text:p>
      <text:p text:style-name="Code">)quit <text:s text:c="9"/>.denominator <text:s text:c="2"/>.reverse <text:s text:c="6"/>&lt; <text:s text:c="13"/>global:</text:p>
      <text:p text:style-name="Code">)threads <text:s text:c="6"/>.e** <text:s text:c="10"/>.right <text:s text:c="8"/>&lt;&lt; <text:s text:c="12"/>identical?</text:p>
      <text:p text:style-name="Code">)version <text:s text:c="6"/>.each{ <text:s text:c="8"/>.right? <text:s text:c="7"/>&lt;= <text:s text:c="12"/>if</text:p>
      <text:p text:style-name="Code">)words <text:s text:c="8"/>.emit <text:s text:c="9"/>.rjust <text:s text:c="8"/>&lt;=&gt; <text:s text:c="11"/>infinity</text:p>
      <text:p text:style-name="Code">* <text:s text:c="13"/>.eval <text:s text:c="9"/>.round <text:s text:c="8"/>&lt;&gt; <text:s text:c="12"/>load"</text:p>
      <text:p text:style-name="Code">** <text:s text:c="12"/>.even? <text:s text:c="8"/>.rstrip <text:s text:c="7"/>= <text:s text:c="13"/>max</text:p>
      <text:p text:style-name="Code">+ <text:s text:c="13"/>.floor <text:s text:c="8"/>.select{ <text:s text:c="6"/>&gt; <text:s text:c="13"/>max_float</text:p>
      <text:p text:style-name="Code">- <text:s text:c="13"/>.fmt <text:s text:c="10"/>.shuffle <text:s text:c="6"/>&gt;= <text:s text:c="12"/>max_num</text:p>
      <text:p text:style-name="Code">-infinity <text:s text:c="5"/>.fmt" <text:s text:c="9"/>.sin <text:s text:c="10"/>&gt;&gt; <text:s text:c="12"/>min</text:p>
      <text:p text:style-name="Code">. <text:s text:c="13"/>.gcd <text:s text:c="10"/>.sinh <text:s text:c="9"/>?dup <text:s text:c="10"/>min_float</text:p>
      <text:p text:style-name="Code">." <text:s text:c="12"/>.hypot <text:s text:c="8"/>.sleep <text:s text:c="8"/>@ <text:s text:c="13"/>min_num</text:p>
      <text:p text:style-name="Code">.+left <text:s text:c="8"/>.imaginary <text:s text:c="4"/>.sort <text:s text:c="9"/>Array <text:s text:c="9"/>mod</text:p>
      <text:p text:style-name="Code">.+mid <text:s text:c="9"/>.init <text:s text:c="9"/>.split <text:s text:c="8"/>Bignum <text:s text:c="8"/>nan</text:p>
      <text:p text:style-name="Code">.+midlr <text:s text:c="7"/>.is_class? <text:s text:c="4"/>.sqr <text:s text:c="10"/>Class <text:s text:c="9"/>neg</text:p>
      <text:p text:style-name="Code">.+right <text:s text:c="7"/>.keys <text:s text:c="9"/>.sqrt <text:s text:c="9"/>Complex <text:s text:c="7"/>nil</text:p>
      <text:p text:style-name="Code">.-left <text:s text:c="8"/>.lcm <text:s text:c="10"/>.start <text:s text:c="8"/>FalseClass <text:s text:c="4"/>nil&lt;&gt;</text:p>
      <text:p text:style-name="Code">.-mid <text:s text:c="9"/>.left <text:s text:c="9"/>.strip <text:s text:c="8"/>Fixnum <text:s text:c="8"/>nil=</text:p>
      <text:p text:style-name="Code">.-midlr <text:s text:c="7"/>.left? <text:s text:c="8"/>.strlen <text:s text:c="7"/>Float <text:s text:c="9"/>nip</text:p>
      <text:p text:style-name="Code">.-right <text:s text:c="7"/>.length <text:s text:c="7"/>.strmax <text:s text:c="7"/>Hash <text:s text:c="10"/>not</text:p>
      <text:p text:style-name="Code">.1/x <text:s text:c="10"/>.lines <text:s text:c="8"/>.strmax2 <text:s text:c="6"/>Integer <text:s text:c="7"/>or</text:p>
      <text:p text:style-name="Code">.10** <text:s text:c="9"/>.list <text:s text:c="9"/>.subclass: <text:s text:c="4"/>MaxNumeric <text:s text:c="4"/>over</text:p>
      <text:p text:style-name="Code">.2** <text:s text:c="10"/>.ljust <text:s text:c="8"/>.tan <text:s text:c="10"/>MinNumeric <text:s text:c="4"/>pause</text:p>
      <text:p text:style-name="Code">.: <text:s text:c="12"/>.ln <text:s text:c="11"/>.tanh <text:s text:c="9"/>NilClass <text:s text:c="6"/>pi</text:p>
      <text:p text:style-name="Code">.:: <text:s text:c="11"/>.load <text:s text:c="9"/>.to_f <text:s text:c="9"/>Numeric <text:s text:c="7"/>pick</text:p>
      <text:p text:style-name="Code">.[]! <text:s text:c="10"/>.log10 <text:s text:c="8"/>.to_i <text:s text:c="9"/>Object <text:s text:c="8"/>rational</text:p>
      <text:p text:style-name="Code">.[]@ <text:s text:c="10"/>.log2 <text:s text:c="9"/>.to_lower <text:s text:c="5"/>Procedure <text:s text:c="5"/>rot</text:p>
      <text:p text:style-name="Code">.abs <text:s text:c="10"/>.lstrip <text:s text:c="7"/>.to_n <text:s text:c="9"/>Rational <text:s text:c="6"/>self</text:p>
      <text:p text:style-name="Code">.acos <text:s text:c="9"/>.magnitude <text:s text:c="4"/>.to_r <text:s text:c="9"/>String <text:s text:c="8"/>space</text:p>
      <text:p text:style-name="Code">.acosh <text:s text:c="8"/>.main <text:s text:c="9"/>.to_s <text:s text:c="9"/>Thread <text:s text:c="8"/>spaces</text:p>
      <text:p text:style-name="Code">.angle <text:s text:c="8"/>.map{ <text:s text:c="9"/>.to_upper <text:s text:c="5"/>TrueClass <text:s text:c="5"/>swap</text:p>
      <text:p text:style-name="Code">.asin <text:s text:c="9"/>.max <text:s text:c="10"/>.to_x <text:s text:c="9"/>VirtualMachine thread:</text:p>
      <text:p text:style-name="Code">.asinh <text:s text:c="8"/>.mid <text:s text:c="10"/>.values <text:s text:c="7"/>[ <text:s text:c="13"/>true</text:p>
      <text:p text:style-name="Code">.atan <text:s text:c="9"/>.mid? <text:s text:c="9"/>.vm <text:s text:c="11"/>^^ <text:s text:c="12"/>tuck</text:p>
      <text:p text:style-name="Code">.atan2 <text:s text:c="8"/>.midlr <text:s text:c="8"/>.vm_name <text:s text:c="6"/>accept <text:s text:c="8"/>vm</text:p>
      <text:p text:style-name="Code">.atanh <text:s text:c="8"/>.min <text:s text:c="10"/>.with{ <text:s text:c="8"/>accept" <text:s text:c="7"/>xor</text:p>
      <text:p text:style-name="Code">.c2p <text:s text:c="10"/>.name <text:s text:c="9"/>/ <text:s text:c="13"/>and <text:s text:c="11"/>{</text:p>
      <text:p text:style-name="Code">.call <text:s text:c="9"/>.new <text:s text:c="10"/>0&lt; <text:s text:c="12"/>begin <text:s text:c="9"/>{{</text:p>
      <text:p text:style-name="Code">.cbrt <text:s text:c="9"/>.new_size <text:s text:c="5"/>0&lt;= <text:s text:c="11"/>class: <text:s text:c="8"/>||</text:p>
      <text:p text:style-name="Code">.ceil <text:s text:c="9"/>.new_value <text:s text:c="4"/>0&lt;=&gt; <text:s text:c="10"/>clone</text:p>
      <text:p text:style-name="Code">.cjust <text:s text:c="8"/>.new_values <text:s text:c="3"/>0&lt;&gt; <text:s text:c="11"/>com</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2"/>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32">Array<text:tab/>24</text:p>
          <text:p text:style-name="P32">Class<text:tab/>25</text:p>
          <text:p text:style-name="P32">Complex<text:tab/>32</text:p>
          <text:p text:style-name="P32">FalseClass<text:tab/>26</text:p>
          <text:p text:style-name="P32">Float<text:tab/>34</text:p>
          <text:p text:style-name="P32">Hash<text:tab/>27</text:p>
          <text:p text:style-name="P32">inst:<text:tab/>21</text:p>
          <text:p text:style-name="P32">Integer<text:tab/>35</text:p>
          <text:p text:style-name="P32">local:<text:tab/>21</text:p>
          <text:p text:style-name="P32">MaxNumeric<text:tab/>28</text:p>
          <text:p text:style-name="P32">MinNumeric<text:tab/>29</text:p>
          <text:p text:style-name="P32">NilClass<text:tab/>30</text:p>
          <text:p text:style-name="P32">Numeric<text:tab/>31</text:p>
          <text:p text:style-name="P32">Object<text:tab/>20</text:p>
          <text:p text:style-name="P32">Procedure<text:tab/>38</text:p>
          <text:p text:style-name="P32">Rational<text:tab/>36</text:p>
          <text:p text:style-name="P32">Routing<text:tab/>18</text:p>
          <text:p text:style-name="P32">String<text:tab/>39</text:p>
          <text:p text:style-name="P32">super<text:tab/>21</text:p>
          <text:p text:style-name="P32">Thread<text:tab/>40</text:p>
          <text:p text:style-name="P32">TrueClass<text:tab/>41</text:p>
          <text:p text:style-name="P32">VirtualMachine<text:tab/>19</text:p>
          <text:p text:style-name="P32">^^<text:tab/>23, 26, 30</text:p>
          <text:p text:style-name="P32">;<text:tab/>21</text:p>
          <text:p text:style-name="P32">:<text:tab/>18</text:p>
          <text:p text:style-name="P32">.<text:tab/>20</text:p>
          <text:p text:style-name="P32">.:<text:tab/>18</text:p>
          <text:p text:style-name="P32">.::<text:tab/>18, 20</text:p>
          <text:p text:style-name="P32">.cbrt<text:tab/>33</text:p>
          <text:p text:style-name="P32">.class<text:tab/>21</text:p>
          <text:p text:style-name="P32">.clone<text:tab/>22</text:p>
          <text:p text:style-name="P32">.copy<text:tab/>22</text:p>
          <text:p text:style-name="P32">.e**<text:tab/>33</text:p>
          <text:p text:style-name="P32">.init<text:tab/>22</text:p>
          <text:p text:style-name="P32">.is_class?<text:tab/>22</text:p>
          <text:p text:style-name="P32">.name<text:tab/>22</text:p>
          <text:p text:style-name="P32">.split<text:tab/>33, 36</text:p>
          <text:p text:style-name="P32">.sqrt<text:tab/>33</text:p>
          <text:p text:style-name="P32">.strlen<text:tab/>23</text:p>
          <text:p text:style-name="P32">)methods<text:tab/>20</text:p>
          <text:p text:style-name="P32">&amp;&amp;<text:tab/>20, 26, 30</text:p>
          <text:p text:style-name="P32">||<text:tab/>23, 26, 3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5</text:page-number> of <text:page-count>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5H36M30S</meta:editing-duration>
    <meta:editing-cycles>733</meta:editing-cycles>
    <meta:generator>OpenOffice/4.1.1$Win32 OpenOffice.org_project/411m6$Build-9775</meta:generator>
    <dc:date>2015-01-18T13:37:47.65</dc:date>
    <dc:creator>Peter Camilleri</dc:creator>
    <meta:document-statistic meta:table-count="37" meta:image-count="0" meta:object-count="0" meta:page-count="45" meta:paragraph-count="898" meta:word-count="6677" meta:character-count="42698"/>
    <meta:template xlink:type="simple" xlink:actuate="onRequest" xlink:title="MyDefault" xlink:href="../../../../OpenOffice.org/3/user/template/MyDefault.ott" meta:date="2014-06-26T22:09:00.24"/>
  </office:meta>
</office:document-meta>
</file>